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c5902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2">
      <style:text-properties style:text-line-through-style="solid" style:text-line-through-type="single"/>
    </style:style>
    <style:style style:name="T1" style:family="text">
      <style:text-properties officeooo:rsid="001c5902"/>
    </style:style>
    <style:style style:name="T2" style:family="text">
      <style:text-properties fo:color="#c9211e" loext:opacity="100%" officeooo:rsid="001c5902"/>
    </style:style>
    <style:style style:name="T3" style:family="text">
      <style:text-properties fo:color="#c9211e" loext:opacity="100%" fo:font-weight="bold" officeooo:rsid="001c5902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2" text:outline-level="2">🔍 1. Introducción – <text:span text:style-name="Emphasis">La vida como misterio visible</text:span></text:h>
      <text:p text:style-name="Horizontal_20_Line"/>
      <text:h text:style-name="Heading_20_3" text:outline-level="3"><text:span text:style-name="Strong_20_Emphasis">1.1 Presentación del laboratorio como una pausa en la narrativa para observar la vida con seriedad</text:span></text:h>
      <text:p text:style-name="Text_20_body"><text:span text:style-name="Strong_20_Emphasis">Objetivo:</text:span> justificar el tono serio y reflexivo; preparar al lector para el cambio de ritmo.<text:line-break/><text:span text:style-name="Strong_20_Emphasis">Ideas principales:</text:span></text:p>
      <text:list xml:id="list2341445516" text:style-name="L1">
        <text:list-header>
          <text:p text:style-name="P1"/>
        </text:list-header>
        <text:list-item>
          <text:p text:style-name="P2">Hacemos una pausa<text:span text:style-name="T1"> </text:span><text:span text:style-name="T3">en la aventura de Elara</text:span> para <text:span text:style-name="T3">observar</text:span> el fenómeno de la vida desde una perspectiva <text:span text:style-name="T3">diferente</text:span>.</text:p>
        </text:list-item>
        <text:list-item>
          <text:p text:style-name="P1"><text:span text:style-name="T3">Utilizaremos este espacio que llamamos</text:span> <text:span text:style-name="T1">"</text:span>laboratorio<text:span text:style-name="T1">"</text:span>, <text:span text:style-name="T1"><text:s/></text:span><text:span text:style-name="T3">para exponer ideas que impulsen la</text:span> observación filosófica y científica.</text:p>
        </text:list-item>
        <text:list-item>
          <text:p text:style-name="P1">No vamos a resolverlo todo aquí, pero comenzamos a construir una visión general que guiará los próximos capítulos.</text:p>
        </text:list-item>
      </text:list>
      <text:p text:style-name="Horizontal_20_Line"/>
      <text:h text:style-name="Heading_20_3" text:outline-level="3"><text:span text:style-name="Strong_20_Emphasis">1.2 El problema de definir qué es la vida</text:span></text:h>
      <text:p text:style-name="Text_20_body"><text:span text:style-name="Strong_20_Emphasis">Objetivo:</text:span> introducir al lector en la complejidad del tema y despertar su curiosidad.<text:line-break/><text:span text:style-name="Strong_20_Emphasis">Ideas principales:</text:span></text:p>
      <text:list xml:id="list4127017139" text:style-name="L2">
        <text:list-item>
          <text:p text:style-name="P3">La vida es algo que todos creemos entender… hasta que tratamos de definirla con precisión.</text:p>
        </text:list-item>
        <text:list-item>
          <text:p text:style-name="P3">Ni la biología tiene una única definición universalmente aceptada.</text:p>
        </text:list-item>
        <text:list-item>
          <text:p text:style-name="P5">¿Es suficiente nacer, crecer, reproducirse, morir? ¿Qué pasa con virus, priones, inteligencias artificiales?</text:p>
        </text:list-item>
        <text:list-item>
          <text:p text:style-name="P3">La dificultad de definir la vida nos revela que estamos ante un fenómeno profundo, quizás más vasto de lo que imaginamos.</text:p>
        </text:list-item>
      </text:list>
      <text:p text:style-name="Horizontal_20_Line"/>
      <text:h text:style-name="Heading_20_3" text:outline-level="3"><text:span text:style-name="Strong_20_Emphasis">1.3 Afirmación inicial: la vida no es solo un conjunto de individuos, sino un sistema inteligente, y posiblemente una criatura viviente</text:span></text:h>
      <text:p text:style-name="Text_20_body"><text:span text:style-name="Strong_20_Emphasis">Objetivo:</text:span> introducir la hipótesis central del capítulo.<text:line-break/><text:span text:style-name="Strong_20_Emphasis">Ideas principales:</text:span></text:p>
      <text:list xml:id="list3747855570" text:style-name="L3">
        <text:list-item>
          <text:p text:style-name="P4">La mirada convencional ve la vida como millones de seres separados: especies, cuerpos, instantes.</text:p>
        </text:list-item>
        <text:list-item>
          <text:p text:style-name="P4"><text:soft-page-break/>Pero hay una segunda mirada posible, que observa continuidad en lugar de fragmentación.</text:p>
        </text:list-item>
        <text:list-item>
          <text:p text:style-name="P4">Si conectamos los procesos que unen a todos los seres vivos —memoria genética, reproducción, evolución— veremos un sistema.</text:p>
        </text:list-item>
        <text:list-item>
          <text:p text:style-name="P4">Y si este sistema transforma datos, adapta sus formas, busca soluciones, entonces es un sistema inteligente.</text:p>
        </text:list-item>
        <text:list-item>
          <text:p text:style-name="P4">Tal vez, lo que llamamos “la vida” sea una única entidad: inmensa, antigua, pensante.</text:p>
        </text:list-item>
        <text:list-item>
          <text:p text:style-name="P4">La idea puede parecer extraña, pero la exploraremos con argumentos, paso a paso.</text:p>
        </text:list-item>
      </text:list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9T10:24:10.248000000</meta:creation-date>
    <dc:date>2025-06-20T10:07:53.263000000</dc:date>
    <meta:editing-duration>PT20M25S</meta:editing-duration>
    <meta:editing-cycles>4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21" meta:word-count="308" meta:character-count="1940" meta:non-whitespace-character-count="1664"/>
  </office:meta>
</office:document-meta>
</file>